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resources-for-segmentally-boosted-hmms"/>Resources for Segmentally Boosted HMMs</text:h>
      <text:list xml:id="list7635462502204518049" text:style-name="L2">
        <text:list-item>
          <text:p text:style-name="P4"><text:a xlink:type="simple" xlink:href="http://www.cc.gatech.edu/cpl/projects/sbhmm/" office:target-frame-name="_blank" xlink:show="new" text:style-name="Internet_20_link" text:visited-style-name="Visited_20_Internet_20_Link">SBHMM project at Georgia Tech</text:a> </text:p>
        </text:list-item>
        <text:list-item>
          <text:p text:style-name="P4"><text:a xlink:type="simple" xlink:href="http://htk.eng.cam.ac.uk/" office:target-frame-name="_blank" xlink:show="new" text:style-name="Internet_20_link" text:visited-style-name="Visited_20_Internet_20_Link">HMM Tool Kit</text:a> (HTK) </text:p>
        </text:list-item>
        <text:list-item>
          <text:p text:style-name="P2"><text:a xlink:type="simple" xlink:href="https://wiki.cc.gatech.edu/ccg/projects/gt2k/gt2k" office:target-frame-name="_blank" xlink:show="new" text:style-name="Internet_20_link" text:visited-style-name="Visited_20_Internet_20_Link">Gesture and Activity Recognition Toolkit</text:a> (GART; formerly Georgia Tech Gesture Toolkit) </text:p>
        </text:list-item>
      </text:list>
      <text:h text:style-name="Heading_20_3" text:outline-level="3"><text:bookmark text:name="further-study"/>Further study</text:h>
      <text:p text:style-name="Text_20_body">Pei Yin’s dissertation: <text:a xlink:type="simple" xlink:href="https://smartech.gatech.edu/handle/1853/33939" office:target-frame-name="_blank" xlink:show="new" text:style-name="Internet_20_link" text:visited-style-name="Visited_20_Internet_20_Link"><text:span text:style-name="Emphasis">Segmental discriminative analysis for American Sign Language recognition and verification</text:span>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139in" fo:margin-bottom="0.0835in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9T10:09:46.137068992</meta:creation-date>
    <meta:generator>OpenOffice/4.1.4$Unix OpenOffice.org_project/414m5$Build-9788</meta:generator>
    <dc:date>2018-06-18T11:49:57</dc:date>
    <meta:editing-duration>PT3M11S</meta:editing-duration>
    <meta:editing-cycles>6</meta:editing-cycles>
    <meta:document-statistic meta:table-count="0" meta:image-count="0" meta:object-count="0" meta:page-count="1" meta:paragraph-count="6" meta:word-count="43" meta:character-count="303"/>
  </office:meta>
</office:document-meta>
</file>